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0000001000644C04D0ACA6EF3.png" manifest:media-type="image/png"/>
  <manifest:file-entry manifest:full-path="Pictures/100000000000010000000100B5202CB50BA8F107.png" manifest:media-type="image/png"/>
  <manifest:file-entry manifest:full-path="Pictures/10000000000001000000010063F2E64F6385BF47.png" manifest:media-type="image/png"/>
  <manifest:file-entry manifest:full-path="Pictures/100000000000010000000100FB5679198DF04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4.5cm"/>
    </style:style>
    <style:style style:name="gr1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4.25cm" fo:min-width="4cm" fo:padding-top="0.125cm" fo:padding-bottom="0.125cm" fo:padding-left="0.25cm" fo:padding-right="0.2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5cm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cm" fo:padding-top="0.125cm" fo:padding-bottom="0.125cm" fo:padding-left="0.25cm" fo:padding-right="0.25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5cm" fo:min-width="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</style:style>
    <style:style style:name="gr20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</style:style>
    <style:style style:name="gr23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</style:style>
    <style:style style:name="gr3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</style:style>
    <style:style style:name="gr38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39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2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4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5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4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2cm" fo:min-width="15.95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1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2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3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cm" svg:stroke-color="#000000" draw:fill="none" draw:textarea-vertical-align="middle"/>
    </style:style>
    <style:style style:name="gr55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56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57" style:family="graphic" style:parent-style-name="objectwithoutfill">
      <style:graphic-properties svg:stroke-color="#000000" draw:fill="none" draw:textarea-vertical-align="middle"/>
    </style:style>
    <style:style style:name="gr58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59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0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1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2" style:family="graphic" style:parent-style-name="standard">
      <style:graphic-properties svg:stroke-width="0cm" svg:stroke-color="#000000" draw:fill="none" draw:textarea-vertical-align="middle"/>
    </style:style>
    <style:style style:name="gr6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991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791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</style:style>
    <style:style style:name="gr6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67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68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69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7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75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</style:style>
    <style:style style:name="gr78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</style:style>
    <style:style style:name="gr81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82" style:family="graphic" style:parent-style-name="standard">
      <style:graphic-properties svg:stroke-color="#000000" draw:fill="none" draw:textarea-vertical-align="middle"/>
    </style:style>
    <style:style style:name="gr83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84" style:family="graphic" style:parent-style-name="standard">
      <style:graphic-properties svg:stroke-color="#000000" draw:fill="none" draw:textarea-vertical-align="middle" draw:auto-grow-height="false" fo:min-height="2.75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6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88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92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text-properties fo:font-size="10pt" fo:font-style="italic" style:font-size-asian="8pt" style:font-style-asian="italic" style:font-size-complex="8pt" style:font-style-complex="italic"/>
    </style:style>
    <style:style style:name="P11" style:family="paragraph">
      <loext:graphic-properties draw:fill="none"/>
      <style:paragraph-properties fo:text-align="center"/>
      <style:text-properties fo:font-size="10pt"/>
    </style:style>
    <style:style style:name="P12" style:family="paragraph">
      <loext:graphic-properties draw:fill="solid" draw:fill-color="#333333"/>
      <style:paragraph-properties fo:text-align="center"/>
      <style:text-properties fo:font-size="10pt"/>
    </style:style>
    <style:style style:name="P13" style:family="paragraph">
      <loext:graphic-properties draw:fill="none" draw:fill-color="#ffffff"/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>
      <style:paragraph-properties fo:text-align="center"/>
      <style:text-properties fo:font-size="10pt"/>
    </style:style>
    <style:style style:name="P15" style:family="paragraph">
      <loext:graphic-properties draw:fill="none" draw:fill-color="#ffffff"/>
      <style:text-properties style:font-name="Courier New" fo:font-size="10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ff99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hatch" draw:fill-color="#cccccc" draw:fill-hatch-name="Black_20_45_20_Degrees"/>
      <style:paragraph-properties fo:text-align="center"/>
    </style:style>
    <style:style style:name="P26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="solid" draw:fill-color="#cccccc" draw:opacity="50%"/>
      <style:paragraph-properties fo:text-align="center"/>
    </style:style>
    <style:style style:name="P31" style:family="paragraph">
      <loext:graphic-properties draw:fill="solid" draw:fill-color="#ff6600" draw:opacity="50%"/>
      <style:paragraph-properties fo:text-align="center"/>
    </style:style>
    <style:style style:name="P32" style:family="paragraph">
      <loext:graphic-properties draw:fill="solid" draw:fill-color="#0000ff" draw:opacity="50%"/>
      <style:paragraph-properties fo:text-align="center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35" style:family="paragraph">
      <loext:graphic-properties draw:fill="solid" draw:fill-color="#ffffff"/>
      <style:paragraph-properties fo:text-align="center"/>
      <style:text-properties fo:font-size="12pt"/>
    </style:style>
    <style:style style:name="P36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text-properties fo:font-size="12pt" style:font-size-asian="8pt" style:font-size-complex="8pt"/>
    </style:style>
    <style:style style:name="P39" style:family="paragraph">
      <loext:graphic-properties draw:fill="none" draw:fill-color="#ffffff"/>
      <style:text-properties fo:font-size="12pt" fo:font-style="italic" style:font-size-asian="8pt" style:font-style-asian="italic" style:font-size-complex="8pt" style:font-style-complex="italic"/>
    </style:style>
    <style:style style:name="P40" style:family="paragraph">
      <loext:graphic-properties draw:fill="none"/>
      <style:paragraph-properties fo:text-align="center"/>
      <style:text-properties fo:font-size="12pt"/>
    </style:style>
    <style:style style:name="P41" style:family="paragraph">
      <loext:graphic-properties draw:fill="solid" draw:fill-color="#333333"/>
      <style:paragraph-properties fo:text-align="center"/>
      <style:text-properties fo:font-size="12pt"/>
    </style:style>
    <style:style style:name="P42" style:family="paragraph">
      <loext:graphic-properties draw:fill="none" draw:fill-color="#ffffff"/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5" style:family="paragraph">
      <loext:graphic-properties draw:fill="none" draw:fill-color="#ffffff"/>
      <style:text-properties style:font-name="Courier New" fo:font-size="12pt" fo:font-weight="bold" style:font-size-asian="8pt" style:font-weight-asian="bold" style:font-size-complex="8pt" style:font-weight-complex="bold"/>
    </style:style>
    <style:style style:name="P46" style:family="paragraph">
      <loext:graphic-properties draw:fill-color="#b2b2b2"/>
      <style:paragraph-properties fo:text-align="center"/>
    </style:style>
    <style:style style:name="P47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8pt" style:font-size-complex="8pt"/>
    </style:style>
    <style:style style:name="T16" style:family="text">
      <style:text-properties fo:font-size="12pt" fo:font-style="italic" style:font-size-asian="8pt" style:font-style-asian="italic" style:font-size-complex="8pt" style:font-style-complex="italic"/>
    </style:style>
    <style:style style:name="T17" style:family="text"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12pt" fo:font-style="normal" style:font-size-asian="8pt" style:font-style-asian="normal" style:font-size-complex="8pt" style:font-style-complex="normal"/>
    </style:style>
    <style:style style:name="T19" style:family="text">
      <style:text-properties style:font-name="Courier New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Stato inizial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Dopo 10 iterazioni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Dopo 1024 iterazioni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Dopo 100 iterazioni</text:span></text:p>
          </draw:text-box>
        </draw:frame>
        <draw:g>
          <draw:custom-shape draw:style-name="gr9" draw:text-style-name="P6" draw:layer="layout" svg:width="5cm" svg:height="5cm" svg:x="3.974cm" svg:y="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4.5cm" svg:height="4.5cm" svg:x="4.224cm" svg:y="19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8" draw:layer="layout" svg:width="2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5cm" svg:height="1.5cm" svg:x="5.724cm" svg:y="20.75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9" draw:layer="layout" svg:width="1.5cm" svg:height="1.5cm" svg:x="4.2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4.2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4.224cm" svg:y="2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2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22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10" draw:layer="layout" svg:width="0.756cm" svg:height="0.645cm" svg:x="8.226cm" svg:y="18.402cm">
          <draw:text-box>
            <text:p><text:span text:style-name="T5">N</text:span></text:p>
          </draw:text-box>
        </draw:frame>
        <draw:line draw:style-name="gr16" draw:text-style-name="P11" draw:layer="layout" svg:x1="8.9cm" svg:y1="18.5cm" svg:x2="8.9cm" svg:y2="19cm">
          <text:p/>
        </draw:line>
        <draw:custom-shape draw:style-name="gr17" draw:text-style-name="P12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8" draw:text-style-name="P13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8" draw:text-style-name="P13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3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8.926cm" svg:y="19.1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8.927cm" svg:y="18.803cm">
          <draw:text-box>
            <text:p><text:span text:style-name="T4">0</text:span></text:p>
          </draw:text-box>
        </draw:frame>
        <draw:frame draw:style-name="gr15" draw:text-style-name="P10" draw:layer="layout" svg:width="0.756cm" svg:height="0.645cm" svg:x="8.927cm" svg:y="23.303cm">
          <draw:text-box>
            <text:p><text:span text:style-name="T5">N</text:span></text:p>
          </draw:text-box>
        </draw:frame>
        <draw:frame draw:style-name="gr19" draw:text-style-name="P10" draw:layer="layout" svg:width="1.154cm" svg:height="0.645cm" svg:x="8.928cm" svg:y="23.604cm">
          <draw:text-box>
            <text:p><text:span text:style-name="T5">N</text:span><text:span text:style-name="T7">+1</text:span></text:p>
          </draw:text-box>
        </draw:frame>
        <draw:line draw:style-name="gr20" draw:text-style-name="P14" draw:layer="layout" svg:x1="4.224cm" svg:y1="24.25cm" svg:x2="5.724cm" svg:y2="24.25cm">
          <text:p/>
        </draw:line>
        <draw:line draw:style-name="gr20" draw:text-style-name="P14" draw:layer="layout" svg:x1="3.724cm" svg:y1="23.75cm" svg:x2="3.724cm" svg:y2="22.25cm">
          <text:p/>
        </draw:line>
        <draw:frame draw:style-name="gr21" draw:text-style-name="P10" draw:layer="layout" svg:width="1.806cm" svg:height="0.645cm" svg:x="4cm" svg:y="24.25cm">
          <draw:text-box>
            <text:p><text:span text:style-name="T5">BLKDIM</text:span></text:p>
          </draw:text-box>
        </draw:frame>
        <draw:frame draw:style-name="gr21" draw:text-style-name="P10" draw:layer="layout" svg:width="1.806cm" svg:height="0.645cm" svg:x="1.944cm" svg:y="22.75cm">
          <draw:text-box>
            <text:p><text:span text:style-name="T5">BLKDIM</text:span></text:p>
          </draw:text-box>
        </draw:frame>
        <draw:frame draw:style-name="gr22" draw:text-style-name="P15" draw:layer="layout" svg:width="1.984cm" svg:height="0.649cm" svg:x="9.387cm" svg:y="19.6cm">
          <draw:text-box>
            <text:p><text:span text:style-name="T8">buf[][]</text:span></text:p>
          </draw:text-box>
        </draw:frame>
        <draw:line draw:style-name="gr23" draw:text-style-name="P11" draw:layer="layout" svg:x1="9.574cm" svg:y1="19.9cm" svg:x2="7.474cm" svg:y2="20.5cm">
          <text:p/>
        </draw:line>
        <draw:frame draw:style-name="gr24" draw:text-style-name="P3" draw:layer="layout" svg:width="3.25cm" svg:height="3.25cm" svg:x="2.5cm" svg:y="10.25cm">
          <draw:image xlink:href="Pictures/10000000000001000000010063F2E64F6385BF47.png" xlink:type="simple" xlink:show="embed" xlink:actuate="onLoad">
            <text:p/>
          </draw:image>
        </draw:frame>
        <draw:frame draw:style-name="gr24" draw:text-style-name="P3" draw:layer="layout" svg:width="3.25cm" svg:height="3.25cm" svg:x="6.25cm" svg:y="10.25cm">
          <draw:image xlink:href="Pictures/100000000000010000000100FB5679198DF04F2D.png" xlink:type="simple" xlink:show="embed" xlink:actuate="onLoad">
            <text:p/>
          </draw:image>
        </draw:frame>
        <draw:frame draw:style-name="gr24" draw:text-style-name="P3" draw:layer="layout" svg:width="3.25cm" svg:height="3.25cm" svg:x="10cm" svg:y="10.25cm">
          <draw:image xlink:href="Pictures/100000000000010000000100B5202CB50BA8F107.png" xlink:type="simple" xlink:show="embed" xlink:actuate="onLoad">
            <text:p/>
          </draw:image>
        </draw:frame>
        <draw:frame draw:style-name="gr24" draw:text-style-name="P3" draw:layer="layout" svg:width="3.236cm" svg:height="3.236cm" svg:x="13.75cm" svg:y="10.25cm">
          <draw:image xlink:href="Pictures/1000000000000100000001000644C04D0ACA6EF3.png" xlink:type="simple" xlink:show="embed" xlink:actuate="onLoad">
            <text:p/>
          </draw:image>
        </draw:frame>
        <draw:custom-shape draw:style-name="gr25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154cm" svg:height="0.645cm" svg:x="8.3cm" svg:y="17.977cm">
          <draw:text-box>
            <text:p><text:span text:style-name="T5">N</text:span><text:span text:style-name="T7">+1</text:span></text:p>
          </draw:text-box>
        </draw:frame>
        <draw:custom-shape draw:style-name="gr26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0.5cm" svg:height="8cm" svg:x="1.5cm" svg:y="17.5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5.074cm" svg:height="0.729cm" svg:x="1.5cm" svg:y="8.771cm">
          <draw:text-box>
            <text:p><text:span text:style-name="T9">opencl-anneal2.png</text:span></text:p>
          </draw:text-box>
        </draw:frame>
        <draw:frame draw:style-name="gr28" draw:text-style-name="P16" draw:layer="layout" svg:width="5.074cm" svg:height="0.729cm" svg:x="1.5cm" svg:y="16.75cm">
          <draw:text-box>
            <text:p><text:span text:style-name="T9">opencl-anneal3.png</text:span></text:p>
          </draw:text-box>
        </draw:frame>
      </draw:page>
      <draw:page draw:name="page2" draw:style-name="dp1" draw:master-page-name="Default">
        <draw:line draw:style-name="gr20" draw:text-style-name="P17" draw:layer="layout" svg:x1="7.75cm" svg:y1="6cm" svg:x2="9.75cm" svg:y2="6cm">
          <text:p/>
        </draw:line>
        <draw:line draw:style-name="gr20" draw:text-style-name="P17" draw:layer="layout" svg:x1="9.75cm" svg:y1="3.5cm" svg:x2="9.75cm" svg:y2="5cm">
          <text:p/>
        </draw:line>
        <draw:frame draw:style-name="gr29" draw:text-style-name="P18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29" draw:text-style-name="P18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0" draw:text-style-name="P19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2" draw:text-style-name="P21" draw:layer="layout" svg:width="2.047cm" svg:height="0.895cm" svg:x="13.203cm" svg:y="3.855cm">
          <draw:text-box>
            <text:p text:style-name="P17"><text:span text:style-name="T11">CUDA</text:span></text:p>
            <text:p text:style-name="P17"><text:span text:style-name="T11">thread block</text:span></text:p>
          </draw:text-box>
        </draw:frame>
        <draw:frame draw:style-name="gr33" draw:text-style-name="P22" draw:layer="layout" svg:width="1.687cm" svg:height="0.577cm" svg:x="13.265cm" svg:y="6.923cm">
          <draw:text-box>
            <text:p text:style-name="P17"><text:span text:style-name="T12">buf[][]</text:span></text:p>
          </draw:text-box>
        </draw:frame>
        <draw:frame draw:style-name="gr34" draw:text-style-name="P23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5" draw:text-style-name="P18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0" draw:text-style-name="P17" draw:layer="layout" svg:x1="8cm" svg:y1="3.25cm" svg:x2="9.5cm" svg:y2="3.25cm">
          <text:p/>
        </draw:line>
        <draw:line draw:style-name="gr20" draw:text-style-name="P17" draw:layer="layout" svg:x1="10cm" svg:y1="6.25cm" svg:x2="10cm" svg:y2="8.25cm">
          <text:p/>
        </draw:line>
        <draw:frame draw:style-name="gr36" draw:text-style-name="P18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6" draw:text-style-name="P18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37" draw:text-style-name="P23" draw:layer="layout" svg:width="2.534cm" svg:height="0.577cm" svg:x="2.304cm" svg:y="4.599cm">
          <draw:text-box>
            <text:p><text:span text:style-name="T12">li=BLKDIM+1</text:span></text:p>
          </draw:text-box>
        </draw:frame>
        <draw:g>
          <draw:custom-shape draw:style-name="gr38" draw:text-style-name="P24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4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5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26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5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6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4" draw:text-style-name="P23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37" draw:text-style-name="P23" draw:layer="layout" svg:width="2.534cm" svg:height="0.577cm" svg:x="2.058cm" svg:y="7.59cm">
          <draw:text-box>
            <text:p><text:span text:style-name="T12">li=BLKDIM+1</text:span></text:p>
          </draw:text-box>
        </draw:frame>
        <draw:polygon draw:style-name="gr43" draw:text-style-name="P28" draw:layer="layout" svg:width="0.499cm" svg:height="1.499cm" svg:x="3.5cm" svg:y="12cm" svg:viewBox="0 0 500 1500" draw:points="0,0 500,500 500,1500 0,1000">
          <text:p/>
        </draw:polygon>
        <draw:polygon draw:style-name="gr43" draw:text-style-name="P28" draw:layer="layout" svg:width="0.499cm" svg:height="1.499cm" svg:x="4.5cm" svg:y="14cm" svg:viewBox="0 0 500 1500" draw:points="0,0 500,500 500,1500 0,1000">
          <text:p/>
        </draw:polygon>
        <draw:polygon draw:style-name="gr44" draw:text-style-name="P29" draw:layer="layout" svg:width="0.499cm" svg:height="1.499cm" svg:x="4cm" svg:y="13.5cm" svg:viewBox="0 0 500 1500" draw:points="0,0 500,500 500,1500 0,1000">
          <text:p/>
        </draw:polygon>
        <draw:polygon draw:style-name="gr44" draw:text-style-name="P29" draw:layer="layout" svg:width="0.499cm" svg:height="1.499cm" svg:x="3.5cm" svg:y="13cm" svg:viewBox="0 0 500 1500" draw:points="0,0 500,500 500,1500 0,1000">
          <text:p/>
        </draw:polygon>
        <draw:polygon draw:style-name="gr43" draw:text-style-name="P28" draw:layer="layout" svg:width="0.499cm" svg:height="1.499cm" svg:x="4cm" svg:y="12.5cm" svg:viewBox="0 0 500 1500" draw:points="0,0 500,500 500,1500 0,1000">
          <text:p/>
        </draw:polygon>
        <draw:polygon draw:style-name="gr44" draw:text-style-name="P29" draw:layer="layout" svg:width="0.499cm" svg:height="1.499cm" svg:x="4.5cm" svg:y="13cm" svg:viewBox="0 0 500 1500" draw:points="0,0 500,500 500,1500 0,1000">
          <text:p/>
        </draw:polygon>
        <draw:polygon draw:style-name="gr43" draw:text-style-name="P28" draw:layer="layout" svg:width="0.499cm" svg:height="1.499cm" svg:x="4.5cm" svg:y="15cm" svg:viewBox="0 0 500 1500" draw:points="0,0 500,500 500,1500 0,1000">
          <text:p/>
        </draw:polygon>
        <draw:polygon draw:style-name="gr43" draw:text-style-name="P28" draw:layer="layout" svg:width="0.499cm" svg:height="1.499cm" svg:x="3.5cm" svg:y="14cm" svg:viewBox="0 0 500 1500" draw:points="0,0 500,500 500,1500 0,1000">
          <text:p/>
        </draw:polygon>
        <draw:polygon draw:style-name="gr44" draw:text-style-name="P29" draw:layer="layout" svg:width="0.499cm" svg:height="1.499cm" svg:x="4cm" svg:y="14.5cm" svg:viewBox="0 0 500 1500" draw:points="0,0 500,500 500,1500 0,1000">
          <text:p/>
        </draw:polygon>
        <draw:line draw:style-name="gr45" draw:text-style-name="P3" draw:layer="layout" svg:x1="2.5cm" svg:y1="13.5cm" svg:x2="4cm" svg:y2="13.5cm">
          <text:p/>
        </draw:line>
        <draw:line draw:style-name="gr45" draw:text-style-name="P3" draw:layer="layout" svg:x1="3cm" svg:y1="14cm" svg:x2="4.5cm" svg:y2="14cm">
          <text:p/>
        </draw:line>
        <draw:line draw:style-name="gr45" draw:text-style-name="P3" draw:layer="layout" svg:x1="3cm" svg:y1="15cm" svg:x2="4.5cm" svg:y2="15cm">
          <text:p/>
        </draw:line>
        <draw:line draw:style-name="gr45" draw:text-style-name="P3" draw:layer="layout" svg:x1="2.5cm" svg:y1="14.5cm" svg:x2="4cm" svg:y2="14.5cm">
          <text:p/>
        </draw:line>
        <draw:polygon draw:style-name="gr46" draw:text-style-name="P29" draw:layer="layout" svg:width="0.499cm" svg:height="1.499cm" svg:x="2.5cm" svg:y="13.5cm" svg:viewBox="0 0 500 1500" draw:points="0,0 500,500 500,1500 0,1000">
          <text:p/>
        </draw:polygon>
        <draw:polygon draw:style-name="gr47" draw:text-style-name="P28" draw:layer="layout" svg:width="0.499cm" svg:height="1.499cm" svg:x="7.5cm" svg:y="12cm" svg:viewBox="0 0 500 1500" draw:points="0,0 500,500 500,1500 0,1000">
          <text:p/>
        </draw:polygon>
        <draw:polygon draw:style-name="gr46" draw:text-style-name="P29" draw:layer="layout" svg:width="0.499cm" svg:height="1.499cm" svg:x="8cm" svg:y="13.5cm" svg:viewBox="0 0 500 1500" draw:points="0,0 500,500 500,1500 0,1000">
          <text:p/>
        </draw:polygon>
        <draw:polygon draw:style-name="gr46" draw:text-style-name="P29" draw:layer="layout" svg:width="0.499cm" svg:height="1.499cm" svg:x="7.5cm" svg:y="13cm" svg:viewBox="0 0 500 1500" draw:points="0,0 500,500 500,1500 0,1000">
          <text:p/>
        </draw:polygon>
        <draw:polygon draw:style-name="gr47" draw:text-style-name="P28" draw:layer="layout" svg:width="0.499cm" svg:height="1.499cm" svg:x="8cm" svg:y="12.5cm" svg:viewBox="0 0 500 1500" draw:points="0,0 500,500 500,1500 0,1000">
          <text:p/>
        </draw:polygon>
        <draw:polygon draw:style-name="gr46" draw:text-style-name="P29" draw:layer="layout" svg:width="0.499cm" svg:height="1.499cm" svg:x="8.5cm" svg:y="13cm" svg:viewBox="0 0 500 1500" draw:points="0,0 500,500 500,1500 0,1000">
          <text:p/>
        </draw:polygon>
        <draw:polygon draw:style-name="gr47" draw:text-style-name="P28" draw:layer="layout" svg:width="0.499cm" svg:height="1.499cm" svg:x="8.5cm" svg:y="15cm" svg:viewBox="0 0 500 1500" draw:points="0,0 500,500 500,1500 0,1000">
          <text:p/>
        </draw:polygon>
        <draw:polygon draw:style-name="gr47" draw:text-style-name="P28" draw:layer="layout" svg:width="0.499cm" svg:height="1.499cm" svg:x="7.5cm" svg:y="14cm" svg:viewBox="0 0 500 1500" draw:points="0,0 500,500 500,1500 0,1000">
          <text:p/>
        </draw:polygon>
        <draw:polygon draw:style-name="gr46" draw:text-style-name="P29" draw:layer="layout" svg:width="0.499cm" svg:height="1.499cm" svg:x="8cm" svg:y="14.5cm" svg:viewBox="0 0 500 1500" draw:points="0,0 500,500 500,1500 0,1000">
          <text:p/>
        </draw:polygon>
        <draw:line draw:style-name="gr45" draw:text-style-name="P3" draw:layer="layout" svg:x1="6.5cm" svg:y1="13.5cm" svg:x2="8cm" svg:y2="13.5cm">
          <text:p/>
        </draw:line>
        <draw:line draw:style-name="gr45" draw:text-style-name="P3" draw:layer="layout" svg:x1="7cm" svg:y1="14cm" svg:x2="8.5cm" svg:y2="14cm">
          <text:p/>
        </draw:line>
        <draw:line draw:style-name="gr45" draw:text-style-name="P3" draw:layer="layout" svg:x1="7cm" svg:y1="15cm" svg:x2="8.5cm" svg:y2="15cm">
          <text:p/>
        </draw:line>
        <draw:line draw:style-name="gr45" draw:text-style-name="P3" draw:layer="layout" svg:x1="6.5cm" svg:y1="14.5cm" svg:x2="8cm" svg:y2="14.5cm">
          <text:p/>
        </draw:line>
        <draw:polygon draw:style-name="gr47" draw:text-style-name="P28" draw:layer="layout" svg:width="0.499cm" svg:height="1.499cm" svg:x="6.5cm" svg:y="13.5cm" svg:viewBox="0 0 500 1500" draw:points="0,0 500,500 500,1500 0,1000">
          <text:p/>
        </draw:polygon>
        <draw:polygon draw:style-name="gr46" draw:text-style-name="P29" draw:layer="layout" svg:width="0.499cm" svg:height="1.499cm" svg:x="12cm" svg:y="12.5cm" svg:viewBox="0 0 500 1500" draw:points="0,0 500,500 500,1500 0,1000">
          <text:p/>
        </draw:polygon>
        <draw:polygon draw:style-name="gr47" draw:text-style-name="P28" draw:layer="layout" svg:width="0.499cm" svg:height="1.499cm" svg:x="11.5cm" svg:y="13cm" svg:viewBox="0 0 500 1500" draw:points="0,0 500,500 500,1500 0,1000">
          <text:p/>
        </draw:polygon>
        <draw:polygon draw:style-name="gr46" draw:text-style-name="P29" draw:layer="layout" svg:width="0.499cm" svg:height="1.499cm" svg:x="11.5cm" svg:y="12cm" svg:viewBox="0 0 500 1500" draw:points="0,0 500,500 500,1500 0,1000">
          <text:p/>
        </draw:polygon>
        <draw:polygon draw:style-name="gr47" draw:text-style-name="P28" draw:layer="layout" svg:width="0.499cm" svg:height="1.499cm" svg:x="12cm" svg:y="13.5cm" svg:viewBox="0 0 500 1500" draw:points="0,0 500,500 500,1500 0,1000">
          <text:p/>
        </draw:polygon>
        <draw:polygon draw:style-name="gr46" draw:text-style-name="P29" draw:layer="layout" svg:width="0.499cm" svg:height="1.499cm" svg:x="12.5cm" svg:y="13cm" svg:viewBox="0 0 500 1500" draw:points="0,0 500,500 500,1500 0,1000">
          <text:p/>
        </draw:polygon>
        <draw:polygon draw:style-name="gr46" draw:text-style-name="P29" draw:layer="layout" svg:width="0.499cm" svg:height="1.499cm" svg:x="12.5cm" svg:y="14cm" svg:viewBox="0 0 500 1500" draw:points="0,0 500,500 500,1500 0,1000">
          <text:p/>
        </draw:polygon>
        <draw:polygon draw:style-name="gr46" draw:text-style-name="P29" draw:layer="layout" svg:width="0.499cm" svg:height="1.499cm" svg:x="12.5cm" svg:y="15cm" svg:viewBox="0 0 500 1500" draw:points="0,0 500,500 500,1500 0,1000">
          <text:p/>
        </draw:polygon>
        <draw:polygon draw:style-name="gr46" draw:text-style-name="P29" draw:layer="layout" svg:width="0.499cm" svg:height="1.499cm" svg:x="11.5cm" svg:y="14cm" svg:viewBox="0 0 500 1500" draw:points="0,0 500,500 500,1500 0,1000">
          <text:p/>
        </draw:polygon>
        <draw:polygon draw:style-name="gr46" draw:text-style-name="P29" draw:layer="layout" svg:width="0.499cm" svg:height="1.499cm" svg:x="12cm" svg:y="14.5cm" svg:viewBox="0 0 500 1500" draw:points="0,0 500,500 500,1500 0,1000">
          <text:p/>
        </draw:polygon>
        <draw:line draw:style-name="gr45" draw:text-style-name="P3" draw:layer="layout" svg:x1="10.5cm" svg:y1="13.5cm" svg:x2="12cm" svg:y2="13.5cm">
          <text:p/>
        </draw:line>
        <draw:line draw:style-name="gr45" draw:text-style-name="P3" draw:layer="layout" svg:x1="11cm" svg:y1="14cm" svg:x2="12.5cm" svg:y2="14cm">
          <text:p/>
        </draw:line>
        <draw:line draw:style-name="gr45" draw:text-style-name="P3" draw:layer="layout" svg:x1="11cm" svg:y1="15cm" svg:x2="12.5cm" svg:y2="15cm">
          <text:p/>
        </draw:line>
        <draw:line draw:style-name="gr45" draw:text-style-name="P3" draw:layer="layout" svg:x1="10.5cm" svg:y1="14.5cm" svg:x2="12cm" svg:y2="14.5cm">
          <text:p/>
        </draw:line>
        <draw:polygon draw:style-name="gr46" draw:text-style-name="P29" draw:layer="layout" svg:width="0.499cm" svg:height="1.499cm" svg:x="10.5cm" svg:y="13.5cm" svg:viewBox="0 0 500 1500" draw:points="0,0 500,500 500,1500 0,1000">
          <text:p/>
        </draw:polygon>
        <draw:polygon draw:style-name="gr46" draw:text-style-name="P29" draw:layer="layout" svg:width="0.499cm" svg:height="1.499cm" svg:x="8.5cm" svg:y="14cm" svg:viewBox="0 0 500 1500" draw:points="0,0 500,500 500,1500 0,1000">
          <text:p/>
        </draw:polygon>
        <draw:polygon draw:style-name="gr47" draw:text-style-name="P28" draw:layer="layout" svg:width="0.499cm" svg:height="1.499cm" svg:x="15.5cm" svg:y="12cm" svg:viewBox="0 0 500 1500" draw:points="0,0 500,500 500,1500 0,1000">
          <text:p/>
        </draw:polygon>
        <draw:polygon draw:style-name="gr47" draw:text-style-name="P28" draw:layer="layout" svg:width="0.499cm" svg:height="1.499cm" svg:x="16cm" svg:y="13.5cm" svg:viewBox="0 0 500 1500" draw:points="0,0 500,500 500,1500 0,1000">
          <text:p/>
        </draw:polygon>
        <draw:polygon draw:style-name="gr46" draw:text-style-name="P29" draw:layer="layout" svg:width="0.499cm" svg:height="1.499cm" svg:x="15.5cm" svg:y="13cm" svg:viewBox="0 0 500 1500" draw:points="0,0 500,500 500,1500 0,1000">
          <text:p/>
        </draw:polygon>
        <draw:polygon draw:style-name="gr47" draw:text-style-name="P28" draw:layer="layout" svg:width="0.499cm" svg:height="1.499cm" svg:x="16cm" svg:y="12.5cm" svg:viewBox="0 0 500 1500" draw:points="0,0 500,500 500,1500 0,1000">
          <text:p/>
        </draw:polygon>
        <draw:polygon draw:style-name="gr46" draw:text-style-name="P29" draw:layer="layout" svg:width="0.499cm" svg:height="1.499cm" svg:x="16.5cm" svg:y="13cm" svg:viewBox="0 0 500 1500" draw:points="0,0 500,500 500,1500 0,1000">
          <text:p/>
        </draw:polygon>
        <draw:polygon draw:style-name="gr47" draw:text-style-name="P28" draw:layer="layout" svg:width="0.499cm" svg:height="1.499cm" svg:x="16.5cm" svg:y="14cm" svg:viewBox="0 0 500 1500" draw:points="0,0 500,500 500,1500 0,1000">
          <text:p/>
        </draw:polygon>
        <draw:polygon draw:style-name="gr47" draw:text-style-name="P28" draw:layer="layout" svg:width="0.499cm" svg:height="1.499cm" svg:x="16.5cm" svg:y="15cm" svg:viewBox="0 0 500 1500" draw:points="0,0 500,500 500,1500 0,1000">
          <text:p/>
        </draw:polygon>
        <draw:polygon draw:style-name="gr47" draw:text-style-name="P28" draw:layer="layout" svg:width="0.499cm" svg:height="1.499cm" svg:x="15.5cm" svg:y="14cm" svg:viewBox="0 0 500 1500" draw:points="0,0 500,500 500,1500 0,1000">
          <text:p/>
        </draw:polygon>
        <draw:polygon draw:style-name="gr46" draw:text-style-name="P29" draw:layer="layout" svg:width="0.499cm" svg:height="1.499cm" svg:x="16cm" svg:y="14.5cm" svg:viewBox="0 0 500 1500" draw:points="0,0 500,500 500,1500 0,1000">
          <text:p/>
        </draw:polygon>
        <draw:line draw:style-name="gr45" draw:text-style-name="P3" draw:layer="layout" svg:x1="14.5cm" svg:y1="13.5cm" svg:x2="16cm" svg:y2="13.5cm">
          <text:p/>
        </draw:line>
        <draw:line draw:style-name="gr45" draw:text-style-name="P3" draw:layer="layout" svg:x1="15cm" svg:y1="14cm" svg:x2="16.5cm" svg:y2="14cm">
          <text:p/>
        </draw:line>
        <draw:line draw:style-name="gr45" draw:text-style-name="P3" draw:layer="layout" svg:x1="15cm" svg:y1="15cm" svg:x2="16.5cm" svg:y2="15cm">
          <text:p/>
        </draw:line>
        <draw:line draw:style-name="gr45" draw:text-style-name="P3" draw:layer="layout" svg:x1="14.5cm" svg:y1="14.5cm" svg:x2="16cm" svg:y2="14.5cm">
          <text:p/>
        </draw:line>
        <draw:polygon draw:style-name="gr47" draw:text-style-name="P28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13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13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28" draw:text-style-name="P16" draw:layer="layout" svg:width="5.074cm" svg:height="0.729cm" svg:x="1.5cm" svg:y="9.75cm">
          <draw:text-box>
            <text:p><text:span text:style-name="T9">opencl-anneal1.png</text:span></text:p>
          </draw:text-box>
        </draw:frame>
        <draw:custom-shape draw:style-name="gr48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6.5cm" svg:height="6.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polygon draw:style-name="gr50" draw:text-style-name="P30" draw:layer="layout" svg:width="2.999cm" svg:height="9.499cm" svg:x="10.25cm" svg:y="5.001cm" svg:viewBox="0 0 3000 9500" draw:points="0,0 3000,3000 3000,9500 0,6500">
          <text:p/>
        </draw:polygon>
        <draw:polygon draw:style-name="gr51" draw:text-style-name="P31" draw:layer="layout" svg:width="1.499cm" svg:height="1.999cm" svg:x="10.5cm" svg:y="8.751cm" svg:viewBox="0 0 1500 2000" draw:points="0,0 1500,1500 1500,2000 0,500">
          <text:p/>
        </draw:polygon>
        <draw:polygon draw:style-name="gr52" draw:text-style-name="P3" draw:layer="layout" svg:width="1.999cm" svg:height="5.999cm" svg:x="10.25cm" svg:y="5.001cm" svg:viewBox="0 0 2000 6000" draw:points="0,0 2000,2000 2000,6000 0,4000">
          <text:p/>
        </draw:polygon>
        <draw:line draw:style-name="gr53" draw:text-style-name="P3" draw:layer="layout" svg:x1="11.25cm" svg:y1="9.751cm" svg:x2="10.25cm" svg:y2="9.751cm">
          <text:p/>
        </draw:line>
        <draw:line draw:style-name="gr54" draw:text-style-name="P3" draw:layer="layout" svg:x1="10.5cm" svg:y1="5.751cm" svg:x2="10.5cm" svg:y2="11.251cm">
          <text:p/>
        </draw:line>
        <draw:line draw:style-name="gr55" draw:text-style-name="P3" draw:layer="layout" svg:x1="10.5cm" svg:y1="8.751cm" svg:x2="13cm" svg:y2="11.251cm">
          <text:p/>
        </draw:line>
        <draw:line draw:style-name="gr53" draw:text-style-name="P3" draw:layer="layout" svg:x1="11.25cm" svg:y1="6.251cm" svg:x2="10.25cm" svg:y2="6.251cm">
          <text:p/>
        </draw:line>
        <draw:g>
          <draw:polygon draw:style-name="gr56" draw:text-style-name="P30" draw:layer="layout" svg:width="1.999cm" svg:height="5.999cm" svg:x="9.25cm" svg:y="5.001cm" svg:viewBox="0 0 2000 6000" draw:points="0,0 2000,2000 2000,6000 0,4000">
            <text:p/>
          </draw:polygon>
          <draw:polygon draw:style-name="gr51" draw:text-style-name="P31" draw:layer="layout" svg:width="1.499cm" svg:height="1.999cm" svg:x="9.5cm" svg:y="5.251cm" svg:viewBox="0 0 1500 2000" draw:points="0,0 1500,1500 1500,2000 0,500">
            <text:p/>
          </draw:polygon>
          <draw:polygon draw:style-name="gr51" draw:text-style-name="P31" draw:layer="layout" svg:width="1.499cm" svg:height="1.999cm" svg:x="9.5cm" svg:y="8.751cm" svg:viewBox="0 0 1500 2000" draw:points="0,0 1500,1500 1500,2000 0,500">
            <text:p/>
          </draw:polygon>
          <draw:polygon draw:style-name="gr57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58" draw:text-style-name="P30" draw:layer="layout" svg:width="1.499cm" svg:height="4.499cm" svg:x="8.5cm" svg:y="5.751cm" svg:viewBox="0 0 1500 4500" draw:points="0,0 1500,1500 1500,4500 0,3000">
            <text:p/>
          </draw:polygon>
          <draw:polygon draw:style-name="gr59" draw:text-style-name="P32" draw:layer="layout" svg:width="1.499cm" svg:height="1.999cm" svg:x="8.5cm" svg:y="5.751cm" svg:viewBox="0 0 1500 2000" draw:points="0,0 1500,1500 1500,2000 0,500">
            <text:p/>
          </draw:polygon>
        </draw:g>
        <draw:line draw:style-name="gr55" draw:text-style-name="P3" draw:layer="layout" svg:x1="10.5cm" svg:y1="5.751cm" svg:x2="13cm" svg:y2="8.251cm">
          <text:p/>
        </draw:line>
        <draw:line draw:style-name="gr54" draw:text-style-name="P3" draw:layer="layout" svg:x1="12cm" svg:y1="7.251cm" svg:x2="12cm" svg:y2="12.751cm">
          <text:p/>
        </draw:line>
        <draw:polygon draw:style-name="gr50" draw:text-style-name="P30" draw:layer="layout" svg:width="2.999cm" svg:height="9.499cm" svg:x="4.25cm" svg:y="5.016cm" svg:viewBox="0 0 3000 9500" draw:points="0,0 3000,3000 3000,9500 0,6500">
          <text:p/>
        </draw:polygon>
        <draw:polygon draw:style-name="gr60" draw:text-style-name="P31" draw:layer="layout" svg:width="1.499cm" svg:height="4.499cm" svg:x="4.5cm" svg:y="5.766cm" svg:viewBox="0 0 1500 4500" draw:points="0,0 1500,1500 1500,4500 0,3000">
          <text:p/>
        </draw:polygon>
        <draw:polygon draw:style-name="gr52" draw:text-style-name="P3" draw:layer="layout" svg:width="1.999cm" svg:height="5.999cm" svg:x="4.25cm" svg:y="5.016cm" svg:viewBox="0 0 2000 6000" draw:points="0,0 2000,2000 2000,6000 0,4000">
          <text:p/>
        </draw:polygon>
        <draw:line draw:style-name="gr54" draw:text-style-name="P3" draw:layer="layout" svg:x1="4.5cm" svg:y1="5.766cm" svg:x2="4.5cm" svg:y2="11.266cm">
          <text:p/>
        </draw:line>
        <draw:line draw:style-name="gr53" draw:text-style-name="P3" draw:layer="layout" svg:x1="4.5cm" svg:y1="8.766cm" svg:x2="3.5cm" svg:y2="8.766cm">
          <text:p/>
        </draw:line>
        <draw:line draw:style-name="gr55" draw:text-style-name="P3" draw:layer="layout" svg:x1="4.5cm" svg:y1="8.766cm" svg:x2="7cm" svg:y2="11.266cm">
          <text:p/>
        </draw:line>
        <draw:line draw:style-name="gr53" draw:text-style-name="P3" draw:layer="layout" svg:x1="4.5cm" svg:y1="5.766cm" svg:x2="3.5cm" svg:y2="5.766cm">
          <text:p/>
        </draw:line>
        <draw:line draw:style-name="gr53" draw:text-style-name="P3" draw:layer="layout" svg:x1="6cm" svg:y1="7.266cm" svg:x2="5cm" svg:y2="7.266cm">
          <text:p/>
        </draw:line>
        <draw:line draw:style-name="gr53" draw:text-style-name="P3" draw:layer="layout" svg:x1="6cm" svg:y1="10.266cm" svg:x2="5cm" svg:y2="10.266cm">
          <text:p/>
        </draw:line>
        <draw:g>
          <draw:polygon draw:style-name="gr56" draw:text-style-name="P30" draw:layer="layout" svg:width="1.999cm" svg:height="5.999cm" svg:x="3.25cm" svg:y="5.016cm" svg:viewBox="0 0 2000 6000" draw:points="0,0 2000,2000 2000,6000 0,4000">
            <text:p/>
          </draw:polygon>
          <draw:polygon draw:style-name="gr60" draw:text-style-name="P31" draw:layer="layout" svg:width="1.499cm" svg:height="4.499cm" svg:x="3.5cm" svg:y="5.766cm" svg:viewBox="0 0 1500 4500" draw:points="0,0 1500,1500 1500,4500 0,3000">
            <text:p/>
          </draw:polygon>
        </draw:g>
        <draw:line draw:style-name="gr55" draw:text-style-name="P3" draw:layer="layout" svg:x1="4.5cm" svg:y1="5.766cm" svg:x2="7cm" svg:y2="8.266cm">
          <text:p/>
        </draw:line>
        <draw:line draw:style-name="gr54" draw:text-style-name="P3" draw:layer="layout" svg:x1="6cm" svg:y1="7.266cm" svg:x2="6cm" svg:y2="12.766cm">
          <text:p/>
        </draw:line>
        <draw:polygon draw:style-name="gr50" draw:text-style-name="P30" draw:layer="layout" svg:width="2.999cm" svg:height="9.499cm" svg:x="10.25cm" svg:y="14.501cm" svg:viewBox="0 0 3000 9500" draw:points="0,0 3000,3000 3000,9500 0,6500">
          <text:p/>
        </draw:polygon>
        <draw:polygon draw:style-name="gr52" draw:text-style-name="P3" draw:layer="layout" svg:width="1.999cm" svg:height="5.999cm" svg:x="10.25cm" svg:y="14.501cm" svg:viewBox="0 0 2000 6000" draw:points="0,0 2000,2000 2000,6000 0,4000">
          <text:p/>
        </draw:polygon>
        <draw:line draw:style-name="gr54" draw:text-style-name="P3" draw:layer="layout" svg:x1="10.5cm" svg:y1="15.251cm" svg:x2="10.5cm" svg:y2="20.751cm">
          <text:p/>
        </draw:line>
        <draw:polygon draw:style-name="gr51" draw:text-style-name="P31" draw:layer="layout" svg:width="0.249cm" svg:height="0.749cm" svg:x="10.25cm" svg:y="18.001cm" svg:viewBox="0 0 250 750" draw:points="0,0 250,250 250,750 0,500">
          <text:p/>
        </draw:polygon>
        <draw:line draw:style-name="gr53" draw:text-style-name="P3" draw:layer="layout" svg:x1="10.382cm" svg:y1="18.377cm" svg:x2="9.382cm" svg:y2="18.377cm">
          <text:p/>
        </draw:line>
        <draw:line draw:style-name="gr55" draw:text-style-name="P3" draw:layer="layout" svg:x1="10.5cm" svg:y1="18.251cm" svg:x2="13cm" svg:y2="20.751cm">
          <text:p/>
        </draw:line>
        <draw:line draw:style-name="gr53" draw:text-style-name="P3" draw:layer="layout" svg:x1="10.35cm" svg:y1="14.851cm" svg:x2="9.35cm" svg:y2="14.851cm">
          <text:p/>
        </draw:line>
        <draw:line draw:style-name="gr53" draw:text-style-name="P3" draw:layer="layout" svg:x1="12.1cm" svg:y1="16.601cm" svg:x2="11.1cm" svg:y2="16.601cm">
          <text:p/>
        </draw:line>
        <draw:line draw:style-name="gr53" draw:text-style-name="P3" draw:layer="layout" svg:x1="12.1cm" svg:y1="20.107cm" svg:x2="11.1cm" svg:y2="20.107cm">
          <text:p/>
        </draw:line>
        <draw:g>
          <draw:polygon draw:style-name="gr56" draw:text-style-name="P30" draw:layer="layout" svg:width="1.999cm" svg:height="5.999cm" svg:x="9.25cm" svg:y="14.501cm" svg:viewBox="0 0 2000 6000" draw:points="0,0 2000,2000 2000,6000 0,4000">
            <text:p/>
          </draw:polygon>
          <draw:polygon draw:style-name="gr61" draw:text-style-name="P31" draw:layer="layout" svg:width="0.249cm" svg:height="0.749cm" svg:x="9.25cm" svg:y="14.501cm" svg:viewBox="0 0 250 750" draw:points="250,250 0,0 0,500 250,750">
            <text:p/>
          </draw:polygon>
          <draw:polygon draw:style-name="gr61" draw:text-style-name="P31" draw:layer="layout" svg:width="0.249cm" svg:height="0.749cm" svg:x="11cm" svg:y="16.251cm" svg:viewBox="0 0 250 750" draw:points="250,250 0,0 0,500 250,750">
            <text:p/>
          </draw:polygon>
          <draw:polygon draw:style-name="gr61" draw:text-style-name="P31" draw:layer="layout" svg:width="0.249cm" svg:height="0.749cm" svg:x="11cm" svg:y="19.751cm" svg:viewBox="0 0 250 750" draw:points="250,250 0,0 0,500 250,750">
            <text:p/>
          </draw:polygon>
          <draw:polygon draw:style-name="gr61" draw:text-style-name="P31" draw:layer="layout" svg:width="0.249cm" svg:height="0.749cm" svg:x="9.25cm" svg:y="18.001cm" svg:viewBox="0 0 250 750" draw:points="250,250 0,0 0,500 250,750">
            <text:p/>
          </draw:polygon>
          <draw:polygon draw:style-name="gr62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58" draw:text-style-name="P30" draw:layer="layout" svg:width="1.499cm" svg:height="4.499cm" svg:x="8.5cm" svg:y="15.251cm" svg:viewBox="0 0 1500 4500" draw:points="0,0 1500,1500 1500,4500 0,3000">
            <text:p/>
          </draw:polygon>
          <draw:polygon draw:style-name="gr59" draw:text-style-name="P32" draw:layer="layout" svg:width="0.249cm" svg:height="0.749cm" svg:x="8.5cm" svg:y="15.251cm" svg:viewBox="0 0 250 750" draw:points="0,0 250,250 250,750 0,500">
            <text:p/>
          </draw:polygon>
        </draw:g>
        <draw:line draw:style-name="gr55" draw:text-style-name="P3" draw:layer="layout" svg:x1="10.5cm" svg:y1="15.251cm" svg:x2="13cm" svg:y2="17.751cm">
          <text:p/>
        </draw:line>
        <draw:line draw:style-name="gr54" draw:text-style-name="P3" draw:layer="layout" svg:x1="12cm" svg:y1="16.751cm" svg:x2="12cm" svg:y2="22.251cm">
          <text:p/>
        </draw:line>
        <draw:g>
          <draw:polygon draw:style-name="gr59" draw:text-style-name="P32" draw:layer="layout" svg:width="1.499cm" svg:height="4.499cm" svg:x="2.5cm" svg:y="5.766cm" svg:viewBox="0 0 1500 4500" draw:points="0,0 1500,1500 1500,4500 0,3000">
            <text:p/>
          </draw:polygon>
        </draw:g>
        <draw:polygon draw:style-name="gr51" draw:text-style-name="P31" draw:layer="layout" svg:width="1.499cm" svg:height="1.999cm" svg:x="10.5cm" svg:y="5.251cm" svg:viewBox="0 0 1500 2000" draw:points="0,0 1500,1500 1500,2000 0,500">
          <text:p/>
        </draw:polygon>
        <draw:polygon draw:style-name="gr51" draw:text-style-name="P31" draw:layer="layout" svg:width="0.249cm" svg:height="0.749cm" svg:x="10.25cm" svg:y="14.501cm" svg:viewBox="0 0 250 750" draw:points="0,0 250,250 250,750 0,500">
          <text:p/>
        </draw:polygon>
        <draw:polygon draw:style-name="gr51" draw:text-style-name="P31" draw:layer="layout" svg:width="0.249cm" svg:height="0.749cm" svg:x="12cm" svg:y="16.251cm" svg:viewBox="0 0 250 750" draw:points="0,0 250,250 250,750 0,500">
          <text:p/>
        </draw:polygon>
        <draw:polygon draw:style-name="gr51" draw:text-style-name="P31" draw:layer="layout" svg:width="0.249cm" svg:height="0.749cm" svg:x="12cm" svg:y="19.751cm" svg:viewBox="0 0 250 750" draw:points="0,0 250,250 250,750 0,500">
          <text:p/>
        </draw:polygon>
        <draw:frame draw:style-name="gr63" draw:text-style-name="P33" draw:layer="layout" svg:width="3.541cm" svg:height="0.695cm" svg:x="2.15cm" svg:y="2.671cm">
          <draw:text-box>
            <text:p><text:span text:style-name="T14">Work item attivi</text:span></text:p>
          </draw:text-box>
        </draw:frame>
        <draw:frame draw:style-name="gr64" draw:text-style-name="P33" draw:layer="layout" svg:width="4.341cm" svg:height="0.695cm" svg:x="3.872cm" svg:y="3.705cm">
          <draw:text-box>
            <text:p><text:span text:style-name="T14">dominio in mem. globale</text:span></text:p>
          </draw:text-box>
        </draw:frame>
        <draw:frame draw:style-name="gr65" draw:text-style-name="P33" draw:layer="layout" svg:width="2.995cm" svg:height="0.695cm" svg:x="2.905cm" svg:y="3.214cm">
          <draw:text-box>
            <text:p><text:span text:style-name="T14">shared memory</text:span></text:p>
          </draw:text-box>
        </draw:frame>
        <draw:line draw:style-name="gr53" draw:text-style-name="P3" draw:layer="layout" svg:x1="2.5cm" svg:y1="3.266cm" svg:x2="2.5cm" svg:y2="5.766cm">
          <text:p/>
        </draw:line>
        <draw:line draw:style-name="gr53" draw:text-style-name="P3" draw:layer="layout" svg:x1="3.25cm" svg:y1="3.766cm" svg:x2="3.25cm" svg:y2="5.016cm">
          <text:p/>
        </draw:line>
        <draw:line draw:style-name="gr53" draw:text-style-name="P3" draw:layer="layout" svg:x1="4.25cm" svg:y1="4.266cm" svg:x2="4.25cm" svg:y2="5.016cm">
          <text:p/>
        </draw:line>
        <draw:frame draw:style-name="gr28" draw:text-style-name="P16" draw:layer="layout" svg:width="5.074cm" svg:height="0.729cm" svg:x="1cm" svg:y="1.271cm">
          <draw:text-box>
            <text:p><text:span text:style-name="T9">opencl-anneal4.png</text:span></text:p>
          </draw:text-box>
        </draw:frame>
        <draw:custom-shape draw:style-name="gr66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0" draw:text-style-name="P30" draw:layer="layout" svg:width="2.999cm" svg:height="9.499cm" svg:x="4.25cm" svg:y="14.501cm" svg:viewBox="0 0 3000 9500" draw:points="0,0 3000,3000 3000,9500 0,6500">
          <text:p/>
        </draw:polygon>
        <draw:polygon draw:style-name="gr52" draw:text-style-name="P3" draw:layer="layout" svg:width="1.999cm" svg:height="5.999cm" svg:x="4.25cm" svg:y="14.501cm" svg:viewBox="0 0 2000 6000" draw:points="0,0 2000,2000 2000,6000 0,4000">
          <text:p/>
        </draw:polygon>
        <draw:line draw:style-name="gr54" draw:text-style-name="P3" draw:layer="layout" svg:x1="4.5cm" svg:y1="15.251cm" svg:x2="4.5cm" svg:y2="20.751cm">
          <text:p/>
        </draw:line>
        <draw:line draw:style-name="gr55" draw:text-style-name="P3" draw:layer="layout" svg:x1="4.5cm" svg:y1="18.251cm" svg:x2="7cm" svg:y2="20.751cm">
          <text:p/>
        </draw:line>
        <draw:line draw:style-name="gr53" draw:text-style-name="P3" draw:layer="layout" svg:x1="4.4cm" svg:y1="16.801cm" svg:x2="3.4cm" svg:y2="16.801cm">
          <text:p/>
        </draw:line>
        <draw:polygon draw:style-name="gr61" draw:text-style-name="P31" draw:layer="layout" svg:width="0.249cm" svg:height="3.249cm" svg:x="4.25cm" svg:y="15.001cm" svg:viewBox="0 0 250 3250" draw:points="250,250 0,0 0,3000 250,3250">
          <text:p/>
        </draw:polygon>
        <draw:line draw:style-name="gr53" draw:text-style-name="P3" draw:layer="layout" svg:x1="6.1cm" svg:y1="18.451cm" svg:x2="5.1cm" svg:y2="18.451cm">
          <text:p/>
        </draw:line>
        <draw:g>
          <draw:polygon draw:style-name="gr56" draw:text-style-name="P30" draw:layer="layout" svg:width="1.999cm" svg:height="5.999cm" svg:x="3.25cm" svg:y="14.501cm" svg:viewBox="0 0 2000 6000" draw:points="0,0 2000,2000 2000,6000 0,4000">
            <text:p/>
          </draw:polygon>
          <draw:polygon draw:style-name="gr61" draw:text-style-name="P31" draw:layer="layout" svg:width="0.249cm" svg:height="3.249cm" svg:x="3.25cm" svg:y="15.001cm" svg:viewBox="0 0 250 3250" draw:points="250,250 0,0 0,3000 250,3250">
            <text:p/>
          </draw:polygon>
          <draw:polygon draw:style-name="gr61" draw:text-style-name="P31" draw:layer="layout" svg:width="0.249cm" svg:height="3.249cm" svg:x="5cm" svg:y="16.751cm" svg:viewBox="0 0 250 3250" draw:points="250,250 0,0 0,3000 250,3250">
            <text:p/>
          </draw:polygon>
          <draw:polygon draw:style-name="gr62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58" draw:text-style-name="P30" draw:layer="layout" svg:width="1.499cm" svg:height="4.499cm" svg:x="2.5cm" svg:y="15.251cm" svg:viewBox="0 0 1500 4500" draw:points="0,0 1500,1500 1500,4500 0,3000">
            <text:p/>
          </draw:polygon>
          <draw:polygon draw:style-name="gr59" draw:text-style-name="P32" draw:layer="layout" svg:width="0.249cm" svg:height="3.249cm" svg:x="2.5cm" svg:y="15.251cm" svg:viewBox="0 0 250 3250" draw:points="0,0 250,250 250,3250 0,3000">
            <text:p/>
          </draw:polygon>
        </draw:g>
        <draw:line draw:style-name="gr55" draw:text-style-name="P3" draw:layer="layout" svg:x1="4.5cm" svg:y1="15.251cm" svg:x2="7cm" svg:y2="17.751cm">
          <text:p/>
        </draw:line>
        <draw:line draw:style-name="gr54" draw:text-style-name="P3" draw:layer="layout" svg:x1="6cm" svg:y1="16.751cm" svg:x2="6cm" svg:y2="22.251cm">
          <text:p/>
        </draw:line>
        <draw:polygon draw:style-name="gr61" draw:text-style-name="P31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g>
          <draw:custom-shape draw:style-name="gr67" draw:text-style-name="P34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5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9" draw:text-style-name="P36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5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71" draw:text-style-name="P37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72" draw:text-style-name="P38" draw:layer="layout" svg:width="0.739cm" svg:height="0.75cm" svg:x="4.298cm" svg:y="3.7cm">
          <draw:text-box>
            <text:p><text:span text:style-name="T15">0</text:span></text:p>
          </draw:text-box>
        </draw:frame>
        <draw:frame draw:style-name="gr73" draw:text-style-name="P38" draw:layer="layout" svg:width="0.739cm" svg:height="0.725cm" svg:x="4.9cm" svg:y="3.702cm">
          <draw:text-box>
            <text:p><text:span text:style-name="T15">1</text:span></text:p>
          </draw:text-box>
        </draw:frame>
        <draw:frame draw:style-name="gr74" draw:text-style-name="P39" draw:layer="layout" svg:width="0.807cm" svg:height="0.725cm" svg:x="13.402cm" svg:y="3.804cm">
          <draw:text-box>
            <text:p><text:span text:style-name="T16">N</text:span></text:p>
          </draw:text-box>
        </draw:frame>
        <draw:line draw:style-name="gr16" draw:text-style-name="P40" draw:layer="layout" svg:x1="14.298cm" svg:y1="3.5cm" svg:x2="14.298cm" svg:y2="4.5cm">
          <text:p/>
        </draw:line>
        <draw:custom-shape draw:style-name="gr75" draw:text-style-name="P41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76" draw:text-style-name="P42" draw:layer="layout" svg:width="1.01cm" svg:height="0.729cm" svg:x="8.246cm" svg:y="6.756cm">
          <draw:text-box>
            <text:p><text:span text:style-name="T17">lj</text:span></text:p>
          </draw:text-box>
        </draw:frame>
        <draw:frame draw:style-name="gr76" draw:text-style-name="P42" draw:layer="layout" svg:width="1.01cm" svg:height="0.729cm" svg:x="6.49cm" svg:y="8.422cm">
          <draw:text-box>
            <text:p><text:span text:style-name="T17">li</text:span></text:p>
          </draw:text-box>
        </draw:frame>
        <draw:frame draw:style-name="gr76" draw:text-style-name="P42" draw:layer="layout" svg:width="1.01cm" svg:height="0.729cm" svg:x="8.248cm" svg:y="3.758cm">
          <draw:text-box>
            <text:p><text:span text:style-name="T17">gj</text:span></text:p>
          </draw:text-box>
        </draw:frame>
        <draw:frame draw:style-name="gr76" draw:text-style-name="P42" draw:layer="layout" svg:width="1.01cm" svg:height="0.729cm" svg:x="3.492cm" svg:y="8.4cm">
          <draw:text-box>
            <text:p><text:span text:style-name="T17">gi</text:span></text:p>
          </draw:text-box>
        </draw:frame>
        <draw:frame draw:style-name="gr73" draw:text-style-name="P38" draw:layer="layout" svg:width="0.739cm" svg:height="0.725cm" svg:x="14.5cm" svg:y="4.948cm">
          <draw:text-box>
            <text:p><text:span text:style-name="T15">1</text:span></text:p>
          </draw:text-box>
        </draw:frame>
        <draw:frame draw:style-name="gr73" draw:text-style-name="P38" draw:layer="layout" svg:width="0.739cm" svg:height="0.725cm" svg:x="14.502cm" svg:y="4.35cm">
          <draw:text-box>
            <text:p><text:span text:style-name="T15">0</text:span></text:p>
          </draw:text-box>
        </draw:frame>
        <draw:frame draw:style-name="gr74" draw:text-style-name="P39" draw:layer="layout" svg:width="0.807cm" svg:height="0.725cm" svg:x="14.504cm" svg:y="13.306cm">
          <draw:text-box>
            <text:p><text:span text:style-name="T16">N</text:span></text:p>
          </draw:text-box>
        </draw:frame>
        <draw:frame draw:style-name="gr77" draw:text-style-name="P39" draw:layer="layout" svg:width="1.29cm" svg:height="0.725cm" svg:x="14.506cm" svg:y="13.908cm">
          <draw:text-box>
            <text:p><text:span text:style-name="T16">N</text:span><text:span text:style-name="T18">+1</text:span></text:p>
          </draw:text-box>
        </draw:frame>
        <draw:line draw:style-name="gr78" draw:text-style-name="P43" draw:layer="layout" svg:x1="4.998cm" svg:y1="15cm" svg:x2="7.998cm" svg:y2="15cm">
          <text:p/>
        </draw:line>
        <draw:line draw:style-name="gr78" draw:text-style-name="P43" draw:layer="layout" svg:x1="3.998cm" svg:y1="14cm" svg:x2="3.998cm" svg:y2="11cm">
          <text:p/>
        </draw:line>
        <draw:frame draw:style-name="gr79" draw:text-style-name="P44" draw:layer="layout" svg:width="2.081cm" svg:height="0.725cm" svg:x="5.45cm" svg:y="15cm">
          <draw:text-box>
            <text:p><text:span text:style-name="T1">BLKDIM</text:span></text:p>
          </draw:text-box>
        </draw:frame>
        <draw:frame draw:style-name="gr79" draw:text-style-name="P39" draw:layer="layout" svg:width="2.081cm" svg:height="0.725cm" svg:x="1.919cm" svg:y="12.025cm">
          <draw:text-box>
            <text:p><text:span text:style-name="T16">BLKDIM</text:span></text:p>
          </draw:text-box>
        </draw:frame>
        <draw:frame draw:style-name="gr80" draw:text-style-name="P45" draw:layer="layout" svg:width="2.28cm" svg:height="0.729cm" svg:x="15.324cm" svg:y="5.7cm">
          <draw:text-box>
            <text:p><text:span text:style-name="T19">buf[][]</text:span></text:p>
          </draw:text-box>
        </draw:frame>
        <draw:line draw:style-name="gr23" draw:text-style-name="P40" draw:layer="layout" svg:x1="15.446cm" svg:y1="6.123cm" svg:x2="11.498cm" svg:y2="7.5cm">
          <text:p/>
        </draw:line>
        <draw:frame draw:style-name="gr77" draw:text-style-name="P39" draw:layer="layout" svg:width="1.29cm" svg:height="0.725cm" svg:x="13.65cm" svg:y="2.854cm">
          <draw:text-box>
            <text:p><text:span text:style-name="T16">N</text:span><text:span text:style-name="T18">+1</text:span></text:p>
          </draw:text-box>
        </draw:frame>
        <draw:custom-shape draw:style-name="gr81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50" draw:text-style-name="P30" draw:layer="layout" svg:width="4.499cm" svg:height="11.999cm" svg:x="7cm" svg:y="3.5cm" svg:viewBox="0 0 4500 12000" draw:points="0,0 4500,4500 4500,12000 0,7500">
          <text:p/>
        </draw:polygon>
        <draw:polygon draw:style-name="gr82" draw:text-style-name="P3" draw:layer="layout" svg:width="1.499cm" svg:height="3.999cm" svg:x="7cm" svg:y="3.5cm" svg:viewBox="0 0 1500 4000" draw:points="0,0 1500,1500 1500,4000 0,2500">
          <text:p/>
        </draw:polygon>
        <draw:polygon draw:style-name="gr82" draw:text-style-name="P3" draw:layer="layout" svg:width="1.499cm" svg:height="3.999cm" svg:x="10cm" svg:y="6.5cm" svg:viewBox="0 0 1500 4000" draw:points="0,0 1500,1500 1500,4000 0,2500">
          <text:p/>
        </draw:polygon>
        <draw:polygon draw:style-name="gr82" draw:text-style-name="P3" draw:layer="layout" svg:width="1.499cm" svg:height="3.999cm" svg:x="8.5cm" svg:y="5cm" svg:viewBox="0 0 1500 4000" draw:points="0,0 1500,1500 1500,4000 0,2500">
          <text:p/>
        </draw:polygon>
        <draw:polygon draw:style-name="gr82" draw:text-style-name="P3" draw:layer="layout" svg:width="1.499cm" svg:height="3.999cm" svg:x="7cm" svg:y="6cm" svg:viewBox="0 0 1500 4000" draw:points="0,0 1500,1500 1500,4000 0,2500">
          <text:p/>
        </draw:polygon>
        <draw:polygon draw:style-name="gr82" draw:text-style-name="P3" draw:layer="layout" svg:width="1.499cm" svg:height="3.999cm" svg:x="10cm" svg:y="9cm" svg:viewBox="0 0 1500 4000" draw:points="0,0 1500,1500 1500,4000 0,2500">
          <text:p/>
        </draw:polygon>
        <draw:polygon draw:style-name="gr51" draw:text-style-name="P31" draw:layer="layout" svg:width="1.499cm" svg:height="3.999cm" svg:x="8.5cm" svg:y="7.5cm" svg:viewBox="0 0 1500 4000" draw:points="0,0 1500,1500 1500,4000 0,2500">
          <text:p/>
        </draw:polygon>
        <draw:polygon draw:style-name="gr82" draw:text-style-name="P3" draw:layer="layout" svg:width="1.499cm" svg:height="3.999cm" svg:x="7cm" svg:y="8.5cm" svg:viewBox="0 0 1500 4000" draw:points="0,0 1500,1500 1500,4000 0,2500">
          <text:p/>
        </draw:polygon>
        <draw:polygon draw:style-name="gr82" draw:text-style-name="P3" draw:layer="layout" svg:width="1.499cm" svg:height="3.999cm" svg:x="10cm" svg:y="11.5cm" svg:viewBox="0 0 1500 4000" draw:points="0,0 1500,1500 1500,4000 0,2500">
          <text:p/>
        </draw:polygon>
        <draw:polygon draw:style-name="gr82" draw:text-style-name="P3" draw:layer="layout" svg:width="1.499cm" svg:height="3.999cm" svg:x="8.5cm" svg:y="10cm" svg:viewBox="0 0 1500 4000" draw:points="0,0 1500,1500 1500,4000 0,2500">
          <text:p/>
        </draw:polygon>
        <draw:polygon draw:style-name="gr83" draw:text-style-name="P3" draw:layer="layout" svg:width="1.999cm" svg:height="4.999cm" svg:x="8.25cm" svg:y="7cm" svg:viewBox="0 0 2000 5000" draw:points="0,0 2000,2000 2000,5000 0,3000">
          <text:p/>
        </draw:polygon>
        <draw:polygon draw:style-name="gr83" draw:text-style-name="P3" draw:layer="layout" svg:width="1.999cm" svg:height="4.999cm" svg:x="4.5cm" svg:y="7cm" svg:viewBox="0 0 2000 5000" draw:points="0,0 2000,2000 2000,5000 0,3000">
          <text:p/>
        </draw:polygon>
        <draw:polygon draw:style-name="gr83" draw:text-style-name="P3" draw:layer="layout" svg:width="4.999cm" svg:height="12.999cm" svg:x="6.75cm" svg:y="3cm" svg:viewBox="0 0 5000 13000" draw:points="0,0 5000,5000 5000,13000 0,8000">
          <text:p/>
        </draw:polygon>
        <draw:frame draw:style-name="gr21" draw:text-style-name="P33" draw:layer="layout" svg:width="1.806cm" svg:height="0.645cm" svg:x="4.544cm" svg:y="4.4cm">
          <draw:text-box>
            <text:p><text:span text:style-name="T14">BLKDIM</text:span></text:p>
          </draw:text-box>
        </draw:frame>
        <draw:custom-shape draw:style-name="gr84" draw:text-style-name="P3" draw:layer="layout" svg:width="0.25cm" svg:height="3cm" svg:x="4cm" svg:y="7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5" draw:text-style-name="P33" draw:layer="layout" svg:width="2.5cm" svg:height="0.645cm" svg:x="1.7cm" svg:y="8.205cm">
          <draw:text-box>
            <text:p><text:span text:style-name="T14">BLKDIM + 2</text:span></text:p>
          </draw:text-box>
        </draw:frame>
        <draw:polygon draw:style-name="gr51" draw:text-style-name="P31" draw:layer="layout" svg:width="0.249cm" svg:height="0.749cm" svg:x="8.75cm" svg:y="8.25cm" svg:viewBox="0 0 250 750" draw:points="0,0 250,250 250,750 0,500">
          <text:p/>
        </draw:polygon>
        <draw:line draw:style-name="gr86" draw:text-style-name="P3" draw:layer="layout" svg:x1="8.85cm" svg:y1="8.6cm" svg:x2="5.1cm" svg:y2="8.6cm">
          <text:p/>
        </draw:line>
        <draw:polygon draw:style-name="gr51" draw:text-style-name="P31" draw:layer="layout" svg:width="1.499cm" svg:height="3.999cm" svg:x="4.75cm" svg:y="7.5cm" svg:viewBox="0 0 1500 4000" draw:points="0,0 1500,1500 1500,4000 0,2500">
          <text:p/>
        </draw:polygon>
        <draw:polygon draw:style-name="gr51" draw:text-style-name="P31" draw:layer="layout" svg:width="0.249cm" svg:height="0.749cm" svg:x="5cm" svg:y="8.25cm" svg:viewBox="0 0 250 750" draw:points="0,0 250,250 250,750 0,500">
          <text:p/>
        </draw:polygon>
        <draw:custom-shape draw:style-name="gr87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88" draw:text-style-name="P46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7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5" draw:text-style-name="P10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1" draw:layer="layout" svg:x1="9.4cm" svg:y1="3cm" svg:x2="9.4cm" svg:y2="3.5cm">
          <text:p/>
        </draw:line>
        <draw:custom-shape draw:style-name="gr17" draw:text-style-name="P12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8" draw:text-style-name="P13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8" draw:text-style-name="P13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8" draw:text-style-name="P13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5" draw:text-style-name="P10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19" draw:text-style-name="P10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0" draw:text-style-name="P14" draw:layer="layout" svg:x1="4.724cm" svg:y1="8.75cm" svg:x2="6.224cm" svg:y2="8.75cm">
          <text:p/>
        </draw:line>
        <draw:line draw:style-name="gr20" draw:text-style-name="P14" draw:layer="layout" svg:x1="4.224cm" svg:y1="8.25cm" svg:x2="4.224cm" svg:y2="6.75cm">
          <text:p/>
        </draw:line>
        <draw:frame draw:style-name="gr21" draw:text-style-name="P10" draw:layer="layout" svg:width="1.806cm" svg:height="0.645cm" svg:x="4.5cm" svg:y="8.75cm">
          <draw:text-box>
            <text:p><text:span text:style-name="T5">BLKDIM</text:span></text:p>
          </draw:text-box>
        </draw:frame>
        <draw:frame draw:style-name="gr21" draw:text-style-name="P10" draw:layer="layout" svg:width="1.806cm" svg:height="0.645cm" svg:x="2.444cm" svg:y="7.25cm">
          <draw:text-box>
            <text:p><text:span text:style-name="T5">BLKDIM</text:span></text:p>
          </draw:text-box>
        </draw:frame>
        <draw:frame draw:style-name="gr22" draw:text-style-name="P15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3" draw:text-style-name="P11" draw:layer="layout" svg:x1="10.074cm" svg:y1="4.4cm" svg:x2="7.974cm" svg:y2="5cm">
          <text:p/>
        </draw:line>
        <draw:frame draw:style-name="gr19" draw:text-style-name="P10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27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4-07T11:30:45.601820842</dc:date>
    <dc:creator>Moreno Marzolla</dc:creator>
    <meta:editing-duration>PT6H4M2S</meta:editing-duration>
    <meta:editing-cycles>65</meta:editing-cycles>
    <meta:generator>LibreOffice/6.0.7.3$Linux_X86_64 LibreOffice_project/00m0$Build-3</meta:generator>
    <meta:document-statistic meta:object-count="579"/>
  </office:meta>
</office:document-meta>
</file>